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378" officeooo:paragraph-rsid="0009f378"/>
    </style:style>
    <style:style style:name="P2" style:family="paragraph" style:parent-style-name="Standard">
      <style:text-properties officeooo:rsid="0009f378" officeooo:paragraph-rsid="0038f5e9"/>
    </style:style>
    <style:style style:name="P3" style:family="paragraph" style:parent-style-name="Standard">
      <style:text-properties officeooo:rsid="0009f378" officeooo:paragraph-rsid="0052ad21"/>
    </style:style>
    <style:style style:name="P4" style:family="paragraph" style:parent-style-name="Standard">
      <style:text-properties officeooo:rsid="0009f378" officeooo:paragraph-rsid="0067687d"/>
    </style:style>
    <style:style style:name="P5" style:family="paragraph" style:parent-style-name="Standard">
      <style:text-properties officeooo:rsid="000b3ab8" officeooo:paragraph-rsid="000b3ab8"/>
    </style:style>
    <style:style style:name="P6" style:family="paragraph" style:parent-style-name="Standard">
      <style:text-properties officeooo:rsid="000b3e48" officeooo:paragraph-rsid="000b3e48"/>
    </style:style>
    <style:style style:name="P7" style:family="paragraph" style:parent-style-name="Standard">
      <style:text-properties officeooo:rsid="0011ea96" officeooo:paragraph-rsid="0011ea96"/>
    </style:style>
    <style:style style:name="P8" style:family="paragraph" style:parent-style-name="Standard">
      <style:text-properties officeooo:rsid="0014cfa8" officeooo:paragraph-rsid="0014cfa8"/>
    </style:style>
    <style:style style:name="P9" style:family="paragraph" style:parent-style-name="Standard">
      <style:text-properties officeooo:rsid="00162cb0" officeooo:paragraph-rsid="0014cfa8"/>
    </style:style>
    <style:style style:name="P10" style:family="paragraph" style:parent-style-name="Standard">
      <style:text-properties officeooo:rsid="00162cb0" officeooo:paragraph-rsid="00162cb0"/>
    </style:style>
    <style:style style:name="P11" style:family="paragraph" style:parent-style-name="Standard">
      <style:text-properties officeooo:rsid="0017be95" officeooo:paragraph-rsid="0017be95"/>
    </style:style>
    <style:style style:name="P12" style:family="paragraph" style:parent-style-name="Standard">
      <style:text-properties officeooo:rsid="00182abc" officeooo:paragraph-rsid="00182abc"/>
    </style:style>
    <style:style style:name="P13" style:family="paragraph" style:parent-style-name="Standard">
      <style:text-properties officeooo:rsid="001a29f2" officeooo:paragraph-rsid="001a29f2"/>
    </style:style>
    <style:style style:name="P14" style:family="paragraph" style:parent-style-name="Standard">
      <style:text-properties officeooo:rsid="001c982b" officeooo:paragraph-rsid="001c982b"/>
    </style:style>
    <style:style style:name="P15" style:family="paragraph" style:parent-style-name="Standard">
      <style:text-properties officeooo:rsid="002397ab" officeooo:paragraph-rsid="002397ab"/>
    </style:style>
    <style:style style:name="P16" style:family="paragraph" style:parent-style-name="Standard">
      <style:text-properties officeooo:rsid="00274a8c" officeooo:paragraph-rsid="00274a8c"/>
    </style:style>
    <style:style style:name="P17" style:family="paragraph" style:parent-style-name="Standard">
      <style:text-properties officeooo:rsid="002c8a1e" officeooo:paragraph-rsid="002c8a1e"/>
    </style:style>
    <style:style style:name="P18" style:family="paragraph" style:parent-style-name="Standard">
      <style:text-properties officeooo:rsid="002cf899" officeooo:paragraph-rsid="002cf899"/>
    </style:style>
    <style:style style:name="P19" style:family="paragraph" style:parent-style-name="Standard">
      <style:text-properties officeooo:rsid="00330019" officeooo:paragraph-rsid="00330019"/>
    </style:style>
    <style:style style:name="P20" style:family="paragraph" style:parent-style-name="Standard">
      <style:text-properties officeooo:rsid="00330019" officeooo:paragraph-rsid="0034cc4d"/>
    </style:style>
    <style:style style:name="P21" style:family="paragraph" style:parent-style-name="Standard">
      <style:text-properties officeooo:rsid="00330019" officeooo:paragraph-rsid="0038c84c"/>
    </style:style>
    <style:style style:name="P22" style:family="paragraph" style:parent-style-name="Standard">
      <style:text-properties officeooo:rsid="00330019" officeooo:paragraph-rsid="0052ad21"/>
    </style:style>
    <style:style style:name="P23" style:family="paragraph" style:parent-style-name="Standard">
      <style:text-properties officeooo:rsid="00330019" officeooo:paragraph-rsid="0067687d"/>
    </style:style>
    <style:style style:name="P24" style:family="paragraph" style:parent-style-name="Standard">
      <style:text-properties officeooo:rsid="0038f5e9" officeooo:paragraph-rsid="0038f5e9"/>
    </style:style>
    <style:style style:name="P25" style:family="paragraph" style:parent-style-name="Standard">
      <style:text-properties officeooo:rsid="0037e30b" officeooo:paragraph-rsid="0038c84c"/>
    </style:style>
    <style:style style:name="P26" style:family="paragraph" style:parent-style-name="Standard">
      <style:text-properties officeooo:rsid="003a62d3" officeooo:paragraph-rsid="003a62d3"/>
    </style:style>
    <style:style style:name="P27" style:family="paragraph" style:parent-style-name="Standard">
      <style:text-properties officeooo:rsid="00411a3b" officeooo:paragraph-rsid="00411a3b"/>
    </style:style>
    <style:style style:name="P28" style:family="paragraph" style:parent-style-name="Standard">
      <style:text-properties officeooo:rsid="00453eb9" officeooo:paragraph-rsid="00411a3b"/>
    </style:style>
    <style:style style:name="P29" style:family="paragraph" style:parent-style-name="Standard">
      <style:text-properties officeooo:rsid="00453eb9" officeooo:paragraph-rsid="00453eb9"/>
    </style:style>
    <style:style style:name="P30" style:family="paragraph" style:parent-style-name="Standard">
      <style:text-properties officeooo:rsid="0047be71" officeooo:paragraph-rsid="0047be71"/>
    </style:style>
    <style:style style:name="P31" style:family="paragraph" style:parent-style-name="Standard">
      <style:text-properties officeooo:rsid="0049da46" officeooo:paragraph-rsid="0049da46"/>
    </style:style>
    <style:style style:name="P32" style:family="paragraph" style:parent-style-name="Standard">
      <style:text-properties officeooo:rsid="0050193c" officeooo:paragraph-rsid="0050193c"/>
    </style:style>
    <style:style style:name="P33" style:family="paragraph" style:parent-style-name="Standard">
      <style:text-properties officeooo:rsid="0054f2d9" officeooo:paragraph-rsid="0054f2d9"/>
    </style:style>
    <style:style style:name="P34" style:family="paragraph" style:parent-style-name="Standard">
      <style:text-properties officeooo:rsid="005b3294" officeooo:paragraph-rsid="005b3294"/>
    </style:style>
    <style:style style:name="P35" style:family="paragraph" style:parent-style-name="Standard">
      <style:text-properties officeooo:rsid="005eb57c" officeooo:paragraph-rsid="005eb57c"/>
    </style:style>
    <style:style style:name="P36" style:family="paragraph" style:parent-style-name="Standard">
      <style:text-properties officeooo:rsid="0060a581" officeooo:paragraph-rsid="0060a581"/>
    </style:style>
    <style:style style:name="P37" style:family="paragraph" style:parent-style-name="Standard">
      <style:text-properties officeooo:rsid="0064f174" officeooo:paragraph-rsid="0064f174"/>
    </style:style>
    <style:style style:name="P38" style:family="paragraph" style:parent-style-name="Standard">
      <style:text-properties officeooo:rsid="0068e9e7" officeooo:paragraph-rsid="0068e9e7"/>
    </style:style>
    <style:style style:name="P39" style:family="paragraph" style:parent-style-name="Standard">
      <style:text-properties officeooo:rsid="00698194" officeooo:paragraph-rsid="00698194"/>
    </style:style>
    <style:style style:name="P40" style:family="paragraph" style:parent-style-name="Standard">
      <style:text-properties officeooo:rsid="006dc630" officeooo:paragraph-rsid="006dc630"/>
    </style:style>
    <style:style style:name="P41" style:family="paragraph" style:parent-style-name="Standard">
      <style:text-properties officeooo:rsid="006f74c0" officeooo:paragraph-rsid="00728873"/>
    </style:style>
    <style:style style:name="P42" style:family="paragraph" style:parent-style-name="Standard">
      <style:text-properties officeooo:rsid="00731c3d" officeooo:paragraph-rsid="00731c3d"/>
    </style:style>
    <style:style style:name="P43" style:family="paragraph" style:parent-style-name="Standard">
      <style:text-properties officeooo:rsid="0075e467" officeooo:paragraph-rsid="0075e467"/>
    </style:style>
    <style:style style:name="P44" style:family="paragraph" style:parent-style-name="Standard">
      <style:text-properties officeooo:rsid="00770133" officeooo:paragraph-rsid="00770133"/>
    </style:style>
    <style:style style:name="P45" style:family="paragraph" style:parent-style-name="Standard">
      <style:text-properties officeooo:rsid="00792c8e" officeooo:paragraph-rsid="00792c8e"/>
    </style:style>
    <style:style style:name="P46" style:family="paragraph" style:parent-style-name="Standard">
      <style:text-properties officeooo:rsid="007df363" officeooo:paragraph-rsid="007df363"/>
    </style:style>
    <style:style style:name="P47" style:family="paragraph" style:parent-style-name="Standard">
      <style:text-properties officeooo:rsid="007df363" officeooo:paragraph-rsid="007e7d8e"/>
    </style:style>
    <style:style style:name="P48" style:family="paragraph" style:parent-style-name="Standard">
      <style:text-properties officeooo:rsid="0080c3c4" officeooo:paragraph-rsid="0080c3c4"/>
    </style:style>
    <style:style style:name="P49" style:family="paragraph" style:parent-style-name="Standard">
      <style:text-properties officeooo:rsid="0080e977" officeooo:paragraph-rsid="0080e977"/>
    </style:style>
    <style:style style:name="P50" style:family="paragraph" style:parent-style-name="Standard">
      <style:text-properties officeooo:rsid="0082b6c3" officeooo:paragraph-rsid="0082b6c3"/>
    </style:style>
    <style:style style:name="P51" style:family="paragraph" style:parent-style-name="Standard">
      <style:text-properties officeooo:rsid="0082b6c3" officeooo:paragraph-rsid="0086781a"/>
    </style:style>
    <style:style style:name="P52" style:family="paragraph" style:parent-style-name="Standard">
      <style:text-properties officeooo:rsid="0086ba51" officeooo:paragraph-rsid="0086ba51"/>
    </style:style>
    <style:style style:name="P53" style:family="paragraph" style:parent-style-name="Standard">
      <style:text-properties officeooo:rsid="008876c4" officeooo:paragraph-rsid="008876c4"/>
    </style:style>
    <style:style style:name="P54" style:family="paragraph" style:parent-style-name="Standard">
      <style:text-properties officeooo:rsid="0089f105" officeooo:paragraph-rsid="0089f105"/>
    </style:style>
    <style:style style:name="P55" style:family="paragraph" style:parent-style-name="Standard">
      <style:text-properties officeooo:rsid="008ac147" officeooo:paragraph-rsid="008ca79c"/>
    </style:style>
    <style:style style:name="P56" style:family="paragraph" style:parent-style-name="Standard">
      <style:text-properties officeooo:rsid="008f2c02" officeooo:paragraph-rsid="008f2c02"/>
    </style:style>
    <style:style style:name="P57" style:family="paragraph" style:parent-style-name="Standard">
      <style:text-properties officeooo:rsid="008ca79c" officeooo:paragraph-rsid="008ca79c"/>
    </style:style>
    <style:style style:name="P58" style:family="paragraph" style:parent-style-name="Standard">
      <style:text-properties officeooo:rsid="00908aa5" officeooo:paragraph-rsid="00908aa5"/>
    </style:style>
    <style:style style:name="P59" style:family="paragraph" style:parent-style-name="Standard">
      <style:text-properties officeooo:rsid="00952f6c" officeooo:paragraph-rsid="00952f6c"/>
    </style:style>
    <style:style style:name="P60" style:family="paragraph" style:parent-style-name="Standard">
      <style:text-properties officeooo:rsid="0096726d" officeooo:paragraph-rsid="0096726d"/>
    </style:style>
    <style:style style:name="P61" style:family="paragraph" style:parent-style-name="Standard">
      <style:text-properties officeooo:rsid="0097d98c" officeooo:paragraph-rsid="0097d98c"/>
    </style:style>
    <style:style style:name="P62" style:family="paragraph" style:parent-style-name="Standard">
      <style:text-properties officeooo:rsid="0097f6ca" officeooo:paragraph-rsid="0097f6ca"/>
    </style:style>
    <style:style style:name="P63" style:family="paragraph" style:parent-style-name="Standard">
      <style:text-properties officeooo:rsid="00996854" officeooo:paragraph-rsid="00996854"/>
    </style:style>
    <style:style style:name="P64" style:family="paragraph" style:parent-style-name="Standard">
      <style:text-properties officeooo:rsid="009a0f32" officeooo:paragraph-rsid="009a0f32"/>
    </style:style>
    <style:style style:name="P65" style:family="paragraph" style:parent-style-name="Standard">
      <style:text-properties officeooo:rsid="009a2bc8" officeooo:paragraph-rsid="009a2bc8"/>
    </style:style>
    <style:style style:name="P66" style:family="paragraph" style:parent-style-name="Standard">
      <style:text-properties officeooo:rsid="009c3ca6" officeooo:paragraph-rsid="009c3ca6"/>
    </style:style>
    <style:style style:name="P67" style:family="paragraph" style:parent-style-name="Standard">
      <style:text-properties officeooo:rsid="0009f378" officeooo:paragraph-rsid="009d5d64"/>
    </style:style>
    <style:style style:name="T1" style:family="text">
      <style:text-properties officeooo:rsid="000e9568"/>
    </style:style>
    <style:style style:name="T2" style:family="text">
      <style:text-properties officeooo:rsid="000e9bae"/>
    </style:style>
    <style:style style:name="T3" style:family="text">
      <style:text-properties officeooo:rsid="000efaca"/>
    </style:style>
    <style:style style:name="T4" style:family="text">
      <style:text-properties officeooo:rsid="0010b1fc"/>
    </style:style>
    <style:style style:name="T5" style:family="text">
      <style:text-properties officeooo:rsid="0011e7e1"/>
    </style:style>
    <style:style style:name="T6" style:family="text">
      <style:text-properties officeooo:rsid="00138640"/>
    </style:style>
    <style:style style:name="T7" style:family="text">
      <style:text-properties officeooo:rsid="00162cb0"/>
    </style:style>
    <style:style style:name="T8" style:family="text">
      <style:text-properties officeooo:rsid="001be009"/>
    </style:style>
    <style:style style:name="T9" style:family="text">
      <style:text-properties officeooo:rsid="001c982b"/>
    </style:style>
    <style:style style:name="T10" style:family="text">
      <style:text-properties officeooo:rsid="001d43a1"/>
    </style:style>
    <style:style style:name="T11" style:family="text">
      <style:text-properties officeooo:rsid="001e26c4"/>
    </style:style>
    <style:style style:name="T12" style:family="text">
      <style:text-properties officeooo:rsid="001f01a5"/>
    </style:style>
    <style:style style:name="T13" style:family="text">
      <style:text-properties officeooo:rsid="0020ddd9"/>
    </style:style>
    <style:style style:name="T14" style:family="text">
      <style:text-properties officeooo:rsid="0021db1a"/>
    </style:style>
    <style:style style:name="T15" style:family="text">
      <style:text-properties officeooo:rsid="0024d491"/>
    </style:style>
    <style:style style:name="T16" style:family="text">
      <style:text-properties officeooo:rsid="0025aad4"/>
    </style:style>
    <style:style style:name="T17" style:family="text">
      <style:text-properties officeooo:rsid="0025e707"/>
    </style:style>
    <style:style style:name="T18" style:family="text">
      <style:text-properties officeooo:rsid="002750e5"/>
    </style:style>
    <style:style style:name="T19" style:family="text">
      <style:text-properties officeooo:rsid="00287f6b"/>
    </style:style>
    <style:style style:name="T20" style:family="text">
      <style:text-properties officeooo:rsid="002a4ede"/>
    </style:style>
    <style:style style:name="T21" style:family="text">
      <style:text-properties officeooo:rsid="002bf18c"/>
    </style:style>
    <style:style style:name="T22" style:family="text">
      <style:text-properties officeooo:rsid="002ef29e"/>
    </style:style>
    <style:style style:name="T23" style:family="text">
      <style:text-properties officeooo:rsid="002f762b"/>
    </style:style>
    <style:style style:name="T24" style:family="text">
      <style:text-properties officeooo:rsid="00310b37"/>
    </style:style>
    <style:style style:name="T25" style:family="text">
      <style:text-properties officeooo:rsid="0034cc4d"/>
    </style:style>
    <style:style style:name="T26" style:family="text">
      <style:text-properties officeooo:rsid="0036666a"/>
    </style:style>
    <style:style style:name="T27" style:family="text">
      <style:text-properties officeooo:rsid="0037e30b"/>
    </style:style>
    <style:style style:name="T28" style:family="text">
      <style:text-properties officeooo:rsid="0038f5e9"/>
    </style:style>
    <style:style style:name="T29" style:family="text">
      <style:text-properties officeooo:rsid="003b719e"/>
    </style:style>
    <style:style style:name="T30" style:family="text">
      <style:text-properties officeooo:rsid="003c631a"/>
    </style:style>
    <style:style style:name="T31" style:family="text">
      <style:text-properties officeooo:rsid="003dd755"/>
    </style:style>
    <style:style style:name="T32" style:family="text">
      <style:text-properties officeooo:rsid="003e3fcb"/>
    </style:style>
    <style:style style:name="T33" style:family="text">
      <style:text-properties officeooo:rsid="00422cb7"/>
    </style:style>
    <style:style style:name="T34" style:family="text">
      <style:text-properties officeooo:rsid="0043dc25"/>
    </style:style>
    <style:style style:name="T35" style:family="text">
      <style:text-properties officeooo:rsid="0046d620"/>
    </style:style>
    <style:style style:name="T36" style:family="text">
      <style:text-properties officeooo:rsid="0047a1bd"/>
    </style:style>
    <style:style style:name="T37" style:family="text">
      <style:text-properties officeooo:rsid="004935b2"/>
    </style:style>
    <style:style style:name="T38" style:family="text">
      <style:text-properties officeooo:rsid="0049f609"/>
    </style:style>
    <style:style style:name="T39" style:family="text">
      <style:text-properties officeooo:rsid="004b7249"/>
    </style:style>
    <style:style style:name="T40" style:family="text">
      <style:text-properties officeooo:rsid="004cd468"/>
    </style:style>
    <style:style style:name="T41" style:family="text">
      <style:text-properties officeooo:rsid="004e19a7"/>
    </style:style>
    <style:style style:name="T42" style:family="text">
      <style:text-properties officeooo:rsid="00515632"/>
    </style:style>
    <style:style style:name="T43" style:family="text">
      <style:text-properties officeooo:rsid="0052ad21"/>
    </style:style>
    <style:style style:name="T44" style:family="text">
      <style:text-properties officeooo:rsid="0056033e"/>
    </style:style>
    <style:style style:name="T45" style:family="text">
      <style:text-properties officeooo:rsid="00567622"/>
    </style:style>
    <style:style style:name="T46" style:family="text">
      <style:text-properties officeooo:rsid="0057f6af"/>
    </style:style>
    <style:style style:name="T47" style:family="text">
      <style:text-properties officeooo:rsid="0059651c"/>
    </style:style>
    <style:style style:name="T48" style:family="text">
      <style:text-properties officeooo:rsid="005bab1c"/>
    </style:style>
    <style:style style:name="T49" style:family="text">
      <style:text-properties officeooo:rsid="005cc8a8"/>
    </style:style>
    <style:style style:name="T50" style:family="text">
      <style:text-properties officeooo:rsid="00613e00"/>
    </style:style>
    <style:style style:name="T51" style:family="text">
      <style:text-properties officeooo:rsid="00633667"/>
    </style:style>
    <style:style style:name="T52" style:family="text">
      <style:text-properties officeooo:rsid="00642790"/>
    </style:style>
    <style:style style:name="T53" style:family="text">
      <style:text-properties officeooo:rsid="00653c04"/>
    </style:style>
    <style:style style:name="T54" style:family="text">
      <style:text-properties officeooo:rsid="0066de5f"/>
    </style:style>
    <style:style style:name="T55" style:family="text">
      <style:text-properties officeooo:rsid="0067687d"/>
    </style:style>
    <style:style style:name="T56" style:family="text">
      <style:text-properties officeooo:rsid="0069f232"/>
    </style:style>
    <style:style style:name="T57" style:family="text">
      <style:text-properties officeooo:rsid="006cb977"/>
    </style:style>
    <style:style style:name="T58" style:family="text">
      <style:text-properties officeooo:rsid="006dc630"/>
    </style:style>
    <style:style style:name="T59" style:family="text">
      <style:text-properties officeooo:rsid="006e2577"/>
    </style:style>
    <style:style style:name="T60" style:family="text">
      <style:text-properties officeooo:rsid="006f74c0"/>
    </style:style>
    <style:style style:name="T61" style:family="text">
      <style:text-properties officeooo:rsid="0070b610"/>
    </style:style>
    <style:style style:name="T62" style:family="text">
      <style:text-properties officeooo:rsid="00728873"/>
    </style:style>
    <style:style style:name="T63" style:family="text">
      <style:text-properties officeooo:rsid="00731c3d"/>
    </style:style>
    <style:style style:name="T64" style:family="text">
      <style:text-properties officeooo:rsid="0074bfaa"/>
    </style:style>
    <style:style style:name="T65" style:family="text">
      <style:text-properties officeooo:rsid="0075e467"/>
    </style:style>
    <style:style style:name="T66" style:family="text">
      <style:text-properties officeooo:rsid="00760cc9"/>
    </style:style>
    <style:style style:name="T67" style:family="text">
      <style:text-properties officeooo:rsid="0078bf68"/>
    </style:style>
    <style:style style:name="T68" style:family="text">
      <style:text-properties officeooo:rsid="007ab057"/>
    </style:style>
    <style:style style:name="T69" style:family="text">
      <style:text-properties officeooo:rsid="007be7ee"/>
    </style:style>
    <style:style style:name="T70" style:family="text">
      <style:text-properties officeooo:rsid="007e7d8e"/>
    </style:style>
    <style:style style:name="T71" style:family="text">
      <style:text-properties officeooo:rsid="008004bd"/>
    </style:style>
    <style:style style:name="T72" style:family="text">
      <style:text-properties officeooo:rsid="00808e6d"/>
    </style:style>
    <style:style style:name="T73" style:family="text">
      <style:text-properties officeooo:rsid="0080c3c4"/>
    </style:style>
    <style:style style:name="T74" style:family="text">
      <style:text-properties officeooo:rsid="0080e977"/>
    </style:style>
    <style:style style:name="T75" style:family="text">
      <style:text-properties officeooo:rsid="00813547"/>
    </style:style>
    <style:style style:name="T76" style:family="text">
      <style:text-properties officeooo:rsid="00819d3a"/>
    </style:style>
    <style:style style:name="T77" style:family="text">
      <style:text-properties officeooo:rsid="0082fca9"/>
    </style:style>
    <style:style style:name="T78" style:family="text">
      <style:text-properties officeooo:rsid="00855f39"/>
    </style:style>
    <style:style style:name="T79" style:family="text">
      <style:text-properties officeooo:rsid="0085ed91"/>
    </style:style>
    <style:style style:name="T80" style:family="text">
      <style:text-properties officeooo:rsid="0086ba51"/>
    </style:style>
    <style:style style:name="T81" style:family="text">
      <style:text-properties officeooo:rsid="008876c4"/>
    </style:style>
    <style:style style:name="T82" style:family="text">
      <style:text-properties officeooo:rsid="0089f105"/>
    </style:style>
    <style:style style:name="T83" style:family="text">
      <style:text-properties officeooo:rsid="008ac147"/>
    </style:style>
    <style:style style:name="T84" style:family="text">
      <style:text-properties officeooo:rsid="008e56e9"/>
    </style:style>
    <style:style style:name="T85" style:family="text">
      <style:text-properties officeooo:rsid="00927b08"/>
    </style:style>
    <style:style style:name="T86" style:family="text">
      <style:text-properties officeooo:rsid="00941ad4"/>
    </style:style>
    <style:style style:name="T87" style:family="text">
      <style:text-properties officeooo:rsid="0096726d"/>
    </style:style>
    <style:style style:name="T88" style:family="text">
      <style:text-properties officeooo:rsid="0097d98c"/>
    </style:style>
    <style:style style:name="T89" style:family="text">
      <style:text-properties officeooo:rsid="0097f6ca"/>
    </style:style>
    <style:style style:name="T90" style:family="text">
      <style:text-properties officeooo:rsid="00996854"/>
    </style:style>
    <style:style style:name="T91" style:family="text">
      <style:text-properties officeooo:rsid="009a0f32"/>
    </style:style>
    <style:style style:name="T92" style:family="text">
      <style:text-properties officeooo:rsid="009a2bc8"/>
    </style:style>
    <style:style style:name="T93" style:family="text">
      <style:text-properties officeooo:rsid="009b7fbc"/>
    </style:style>
    <style:style style:name="T94" style:family="text">
      <style:text-properties officeooo:rsid="009c26f8"/>
    </style:style>
    <style:style style:name="T95" style:family="text">
      <style:text-properties officeooo:rsid="009d5d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1">MÓDULO 1 </text:p>
      <text:p text:style-name="P1"/>
      <text:p text:style-name="P1">INTRODUÇÃO AOS INDICADORES DE DESEMPENHO DE TI </text:p>
      <text:p text:style-name="P5">ALINHAMENTO ESTRATÉGICO </text:p>
      <text:p text:style-name="P6">-<text:span text:style-name="T1">O alinhamento neste caso, diz respeito a estar posicionado corretamente em relação a determinada <text:tab/>referência</text:span></text:p>
      <text:p text:style-name="P6">-<text:span text:style-name="T2">o alinhamento tem como objetivo aumentar chances de sucesso, é fundamental para um bom <text:tab/>trabalho em equipe</text:span></text:p>
      <text:p text:style-name="P6">-<text:span text:style-name="T3">o alinhamento deve estar associado a uma estratégia, que por sua fez, é um conjunto de ações <text:tab/>elaboradas por pessoas responsáveis para tal, com objetivo de alcançar os resultados <text:tab/>planejados, </text:span><text:span text:style-name="T4">é uma consequência do processo de planejamento </text:span></text:p>
      <text:p text:style-name="P6">-<text:span text:style-name="T5">a partir disso, surge o alinhamento estratégico, que é a integração dos objetivos e ações da área de <text:tab/>tecnologia com as metas e estratégias organizacionais, garantindo que os recursos e <text:tab/>iniciativas de TI contribuam diretamente para o sucesso do negócio.</text:span></text:p>
      <text:p text:style-name="P7">DEFINIÇÃO DE MISSÃO </text:p>
      <text:p text:style-name="P7">-<text:span text:style-name="T6">é o motivo pelo qual uma organização existe. Faz a descrição da finalidade de produtos ou <text:tab/>serviços.</text:span></text:p>
      <text:p text:style-name="P8">DEFINIÇÃO DOS OBJETIVOS </text:p>
      <text:p text:style-name="P8">-<text:span text:style-name="T7">são associados a resultados mensuráveis, podem ser baseados em: tempo, quantitativos, <text:tab/>qualitativos, resultado, processo.</text:span></text:p>
      <text:p text:style-name="P8"/>
      <text:p text:style-name="P9"/>
      <text:p text:style-name="P11">NÍVEIS DE ALINHAMENTO ESTRATÉGICO </text:p>
      <text:p text:style-name="P12">A ESTRATÉGIA E O PLANO DE AÇÃO </text:p>
      <text:p text:style-name="P13">A ESTRATÉGIA </text:p>
      <text:p text:style-name="P13">-<text:span text:style-name="T8">explica como a iniciativa da organização alcançará seus objetivos </text:span></text:p>
      <text:p text:style-name="P13">-<text:span text:style-name="T9">é o resultado de um processo de planejamento </text:span></text:p>
      <text:p text:style-name="P13">-<text:span text:style-name="T9">existem diferentes categorias de planejamento estratégico, sendo: </text:span></text:p>
      <text:p text:style-name="P14">PLANOS ESTRATÉGICOS </text:p>
      <text:p text:style-name="P14">-<text:span text:style-name="T10">leva em consideração a missão da organização <text:s/></text:span></text:p>
      <text:p text:style-name="P14">-<text:span text:style-name="T11">são elaborados pelo alto escalão da organização </text:span></text:p>
      <text:p text:style-name="P14">-<text:span text:style-name="T12">tem horizonte de longo prazo e servem de base para planejamentos de demais níveis da <text:tab/>organização (crescimento, engajamento, lucratividade etc…)</text:span></text:p>
      <text:p text:style-name="P14"/>
      <text:p text:style-name="P14">-<text:span text:style-name="T13">PLANOS TÁTICOS </text:span></text:p>
      <text:p text:style-name="P14">-<text:span text:style-name="T14">dão suporte aos planos estratégicos. São planos específicos que chegam a gerentes intermediários, <text:tab/>que criam o plano tático para buscar alcançar o que foi definido em determinado plano <text:tab/>estratégico</text:span></text:p>
      <text:p text:style-name="P14"/>
      <text:p text:style-name="P15">PLANOS OPERACIONAIS </text:p>
      <text:p text:style-name="P15">-<text:span text:style-name="T15">elaborado pelos líderes da linha de frente </text:span></text:p>
      <text:p text:style-name="P15">-<text:span text:style-name="T16">voltado a procedimentos e processos específicos, gerenciados por aplicações gerenciadoras de <text:tab/>projetos</text:span></text:p>
      <text:p text:style-name="P15">-<text:span text:style-name="T17">devem fornecer respostas diárias de: quais tarefas devem ser feitas, quem é o responsável por cada <text:tab/>tarefa, qual o prazo, quanto irpa custar.</text:span></text:p>
      <text:p text:style-name="P15"/>
      <text:p text:style-name="P16">PLANO DE AÇÃO </text:p>
      <text:p text:style-name="P16">-<text:span text:style-name="T18">é como as estratégias anteriormente definidas serão implementadas para transformar em realidade <text:tab/>as ideias levantadas durante o planejamento estratégico.</text:span></text:p>
      <text:p text:style-name="P16">-<text:span text:style-name="T19">tem as etapas: definir os objetivos, </text:span><text:span text:style-name="T20">avaliar os objetivos, identificação as ações necessárias para se <text:tab/>atingir os objetivos, </text:span><text:span text:style-name="T21">utilizar métodos para avaliar as execuções das tarefas, estabelecer </text:span><text:soft-page-break/><text:span text:style-name="T21"><text:tab/>prazos, definir as capacidades existentes e os insumos, distribuir tarefas entre a equipe, <text:tab/>avaliar o plano de ação </text:span></text:p>
      <text:p text:style-name="P16"/>
      <text:p text:style-name="P17">SISTEMAS DE INFORMAÇÃO E NÍVEIS DE ALINHAMENTO ESTRATÉGICO </text:p>
      <text:p text:style-name="P18">SISTEMAS DE INFORMAÇÃO </text:p>
      <text:p text:style-name="P18">-<text:span text:style-name="T22">tem como objetivo: coletar, armazenar e processar dados, transformando em conhecimento e <text:tab/>produtos digitais</text:span></text:p>
      <text:p text:style-name="P18">-<text:span text:style-name="T23">colaboram com a eficácia do planejamento, permitindo: registrar, acompanhar e controlar <text:tab/>processos</text:span></text:p>
      <text:p text:style-name="P18">-<text:span text:style-name="T24">vão além de software, hardware e dados, sendo também pessoas e processos. </text:span></text:p>
      <text:p text:style-name="P18"/>
      <text:p text:style-name="P19">IMPORTÂNCIA DA VISÃO ESTRATÉGICA </text:p>
      <text:p text:style-name="P20">-<text:span text:style-name="T25">visa melhorar resultados, serve de norte para gestores e colaboradores estarem devidamente <text:tab/></text:span></text:p>
      <text:p text:style-name="P20"><text:span text:style-name="T25"><text:tab/>alinhados, </text:span><text:span text:style-name="T26">orienta os processos</text:span></text:p>
      <text:p text:style-name="P21">-<text:span text:style-name="T27">existem 3 níveis de alinhamento estratégico: </text:span></text:p>
      <text:p text:style-name="P25">consciente, integrado e alinhado </text:p>
      <text:p text:style-name="P21"/>
      <text:p text:style-name="P21"/>
      <text:p text:style-name="P21">------------------------------------------------------------------------------------------------------------------------</text:p>
      <text:p text:style-name="P21"/>
      <text:p text:style-name="P21"/>
      <text:p text:style-name="P2">TEMA 1 </text:p>
      <text:p text:style-name="P2">MÓDULO <text:span text:style-name="T28">2 </text:span></text:p>
      <text:p text:style-name="P24">VANTAGEM COMPETITIVA COM ALINHAMENTO ESTRATÉGICO E DE TI </text:p>
      <text:p text:style-name="P26">VANTAGEM COMPETITIVA E SISTEMAS DE INFORMAÇÃO ESTRATÉGICO </text:p>
      <text:p text:style-name="P26">-<text:span text:style-name="T29">investimentos em TI proporcionam competitividade, </text:span><text:span text:style-name="T30">sendo a principal ferramenta estratégica nos <text:tab/>dias de hoje</text:span></text:p>
      <text:p text:style-name="P26">-<text:span text:style-name="T31">contribui também para o aprendizado organizacional </text:span></text:p>
      <text:p text:style-name="P26">-<text:span text:style-name="T32">proporciona o registro e posterior análise do andamento de processos para obter melhorias</text:span></text:p>
      <text:p text:style-name="P26"/>
      <text:p text:style-name="P27">SISTEMAS DE INFORMAÇÃO ESTRATÉGICO<text:span text:style-name="T33">S</text:span></text:p>
      <text:p text:style-name="P27">-<text:span text:style-name="T34">Pode tornar a estratégia mais tangível, por meio de registros, processamento e análise da prática <text:tab/>estratégica</text:span></text:p>
      <text:p text:style-name="P27"/>
      <text:p text:style-name="P28">APRENDIZADO E INTENSIDADE DA INFORMAÇÃO </text:p>
      <text:p text:style-name="P29">O APRENDIZADO </text:p>
      <text:p text:style-name="P29">-<text:span text:style-name="T35">a partir do momento em que os dados se transformam em informação útil, isso pode ser usado para <text:tab/></text:span><text:span text:style-name="T36">gerar conhecimento, análises e </text:span><text:span text:style-name="T35">aumentar a competitividade da organização.</text:span></text:p>
      <text:p text:style-name="P29"/>
      <text:p text:style-name="P30">INTENSIDADE DA INFORMAÇÃO </text:p>
      <text:p text:style-name="P30">-<text:span text:style-name="T37">A informação é um ativo de valor, logo a sua intensidade por gerar valor </text:span></text:p>
      <text:p text:style-name="P30"/>
      <text:p text:style-name="P31">ELEMENTOS DA VANTAGEM COMPETITIVA </text:p>
      <text:p text:style-name="P31">-<text:span text:style-name="T38">EFETIVIDADE PARA VANTAGEM COMPETITIVA </text:span></text:p>
      <text:p text:style-name="P31">-<text:span text:style-name="T39">O sistemas de TI precisam de fato agregar no dia dia da organização, serem úteis. Um sistema mal <text:tab/>feito ou não específico, pode atrapalhar na competitividade, sendo um ponto negativo.</text:span></text:p>
      <text:p text:style-name="P31">-<text:span text:style-name="T40">O sistema precisa armazenar corretamente os dados, para que estes dados possam ser <text:tab/>transformados em informação útil para o uso da organização.</text:span></text:p>
      <text:p text:style-name="P31">-<text:span text:style-name="T41">Elas quando usadas corretamente podem: reduzir custos, destacar produtos e serviços, potencializar <text:tab/>a produtividade, afastar a concorrência;</text:span></text:p>
      <text:p text:style-name="P31"/>
      <text:p text:style-name="P32">ELEMENTOS DO DESEMPENHO DA ORGANIZAÇÃO </text:p>
      <text:p text:style-name="P32"><text:soft-page-break/>-<text:span text:style-name="T42">atingir metas, campanha vem sucedida etc..</text:span></text:p>
      <text:p text:style-name="P32"/>
      <text:p text:style-name="P32"/>
      <text:p text:style-name="P22">------------------------------------------------------------------------------------------------------------------------</text:p>
      <text:p text:style-name="P22"/>
      <text:p text:style-name="P22"/>
      <text:p text:style-name="P3">TEMA 1 </text:p>
      <text:p text:style-name="P3">MÓDULO <text:span text:style-name="T43">3</text:span></text:p>
      <text:p text:style-name="P3"/>
      <text:p text:style-name="P33">CONECTAR TI AOS RESULTADOS DO NEGÓCIO </text:p>
      <text:p text:style-name="P33">IDENTIFICAÇÃO E PRIORIZAÇÃO DE OPORTUNIDADES </text:p>
      <text:p text:style-name="P33">IDENTIFICAÇÃO DE OPORTUNIDADES </text:p>
      <text:p text:style-name="P33">-<text:span text:style-name="T44">oportunidade está relacionada à alta possibilidade de ter um progresso </text:span></text:p>
      <text:p text:style-name="P33">-<text:span text:style-name="T45">os alicerces para identificar oportunidades são metodologias científicas aplicadas ao contexto das <text:tab/>organizações</text:span></text:p>
      <text:p text:style-name="P33">-<text:span text:style-name="T46">esta metodologia se pelo processo formal de armazenamento de dados, desde o plano de ação até <text:tab/>as tarefas operacionais.</text:span></text:p>
      <text:p text:style-name="P33">-<text:span text:style-name="T47">os dados armazenados são coletados e transformados em informação útil </text:span></text:p>
      <text:p text:style-name="P33"/>
      <text:p text:style-name="P34">PRIORIZAÇÃO DE OPORTUNIDADES </text:p>
      <text:p text:style-name="P34">-<text:span text:style-name="T48">é a etapa após elas serem identificadas, então podem ser priorizadas de acordo com análise de <text:tab/>fatores.</text:span></text:p>
      <text:p text:style-name="P34">-<text:span text:style-name="T49">as melhores oportunidades são aquelas que melhoram o estado atual da organização </text:span></text:p>
      <text:p text:style-name="P34"/>
      <text:p text:style-name="P35">DESAFIOS PARA PRIORIZAR OPORTUNIDADES </text:p>
      <text:p text:style-name="P35">UM MODELO MATEMÁTICO PARA FAZER A PRIORIZAÇÃO </text:p>
      <text:p text:style-name="P35"/>
      <text:p text:style-name="P36">CONEXÃO DE TI COM OS RESULTADOS DO NEGÓCIO </text:p>
      <text:p text:style-name="P36">POTENCIALIZAÇÃO DAS CONEXÕES COM AUXÍLIO DA TI </text:p>
      <text:p text:style-name="P36">-<text:span text:style-name="T50">ferramentas de TI devem ser usadas para otimizar o trabalho da organização, fornecer informações <text:tab/>compiladas e úteis, ajudando na formulação de estratégias e tomadas de </text:span><text:span text:style-name="T51">deci</text:span><text:span text:style-name="T52">s</text:span><text:span text:style-name="T51">ões</text:span></text:p>
      <text:p text:style-name="P36"/>
      <text:p text:style-name="P37">A TI E A INTELIGÊNCIA DOS NEGÓCIOS (BUSINESS INTELIGENCE)</text:p>
      <text:p text:style-name="P37">-<text:span text:style-name="T53">é o conjunto de sistemas de informação que dá suporte para a tomada de decisão </text:span></text:p>
      <text:p text:style-name="P37">-<text:span text:style-name="T54">são compostos por:</text:span></text:p>
      <text:p text:style-name="P37"><text:tab/><text:span text:style-name="T54">data warehouse, para armazenar os dados </text:span></text:p>
      <text:p text:style-name="P37"><text:tab/><text:span text:style-name="T54">online analytical Processing(OLAP), ferramenta de análise </text:span></text:p>
      <text:p text:style-name="P37"><text:tab/><text:span text:style-name="T54">data mining, para mineração de dados, para extrair e descobrir padrões </text:span></text:p>
      <text:p text:style-name="P37"/>
      <text:p text:style-name="P37"/>
      <text:p text:style-name="P23">------------------------------------------------------------------------------------------------------------------------</text:p>
      <text:p text:style-name="P23"/>
      <text:p text:style-name="P23"/>
      <text:p text:style-name="P4">TEMA 1 </text:p>
      <text:p text:style-name="P4">MÓDULO <text:span text:style-name="T55">4</text:span></text:p>
      <text:p text:style-name="P4"/>
      <text:p text:style-name="P38">A GESTÃO ÁGIL E A ESTRATÉGIA EMPRESARIAL </text:p>
      <text:p text:style-name="P38">INTRODUÇÃO À METODOLOGIA ÁGIL </text:p>
      <text:p text:style-name="P39">CONCEITOS SOBRE A METOLOGIA ÁGIL </text:p>
      <text:p text:style-name="P39">-<text:span text:style-name="T56">A metodologia ágil flexibiliza o planejamento a longo prazo, pois, os projetos são divididos em <text:tab/>ciclos de entrega de curto prazo. Isso minimiza os custos quando é necessário a realização <text:tab/>de ajuste.</text:span></text:p>
      <text:p text:style-name="P39"><text:soft-page-break/>-<text:span text:style-name="T57">Conforme o cliente vai recebendo a entrega destes pacotes realizados nos ciclos, ele começa a dar <text:tab/>os feedbacks a equipe de desenvolvimento.</text:span></text:p>
      <text:p text:style-name="P39">-<text:span text:style-name="T58">A metodologia ágil fornece previsibilidade durante o desenvolvimento de um sistema, os esforços <text:tab/>dos membros da equipe são direcionados para as tarefas corretas daquele ciclo em <text:tab/>andamento;</text:span></text:p>
      <text:p text:style-name="P40">-<text:span text:style-name="T59">Tem objetivo de alcançar qualidade nas tarefas que estão sendo executadas para este ciclo </text:span></text:p>
      <text:p text:style-name="P40">-<text:span text:style-name="T60">A metodologia ágil tem as seguintes características: </text:span></text:p>
      <text:p text:style-name="P41">1-adaptável: <text:span text:style-name="T61">as atividades do projeto são incrementais, o projeto nunca está fechado </text:span></text:p>
      <text:p text:style-name="P41"><text:span text:style-name="T62">2-eficiente: </text:span><text:span text:style-name="T63">busca otimizar tempo de realização e o da qualidade das tarefas, equipes trabalhando <text:tab/>em conjunto, conseguem ser mais cirúrgico na solução de um problema que surgir.</text:span></text:p>
      <text:p text:style-name="P42">3-<text:span text:style-name="T64">colaborativa: </text:span><text:span text:style-name="T65">as entregas sendo curtas, é possível demonstrar para os stakeholders como está o <text:tab/>andamento do projeto, e assim, estes interessados podem analisar e contribuir com opiniões <text:tab/>de alterações e ou melhorias.</text:span></text:p>
      <text:p text:style-name="P43">4-<text:span text:style-name="T66">simples: a dinâmica objetiva da execução do projeto possibilita compreender melhor o fluxo de <text:tab/>desenvolvimento, e realizar ajustes caso necessário.</text:span></text:p>
      <text:p text:style-name="P43"/>
      <text:p text:style-name="P44">FATORES ÁGEIS: COLABORAÇÃO E COMUNICAÇÃO </text:p>
      <text:p text:style-name="P44">-<text:span text:style-name="T67">são fundamentais entre clientes e desenvolvedores, dentro da metodologia ágil </text:span></text:p>
      <text:p text:style-name="P44"/>
      <text:p text:style-name="P45">ASPECTOS DA METODOLOGIA ÁGIL </text:p>
      <text:p text:style-name="P45">TIPOS DE METODOLOGIAS ÁGEIS </text:p>
      <text:p text:style-name="P45">-<text:span text:style-name="T68">As metodologias ágeis não são restritas a atividade desenvolvimento de software </text:span></text:p>
      <text:p text:style-name="P45">-<text:span text:style-name="T69">Metodologia ágil: interação entre indivíduos, maximização de suas tarefas </text:span></text:p>
      <text:p text:style-name="P45"/>
      <text:p text:style-name="P46">VÁRIOS TIPOS DE METODOLOGIA ÁGIL </text:p>
      <text:p text:style-name="P46">-Scrum, Kanban, FDD </text:p>
      <text:p text:style-name="P47">-<text:span text:style-name="T70">todas seguem os princípios fundamentais da metodologia ágil, porém têm suas particularidades </text:span></text:p>
      <text:p text:style-name="P47"/>
      <text:p text:style-name="P47"><text:span text:style-name="T70"><text:s/></text:span><text:span text:style-name="T71">SCRUM </text:span></text:p>
      <text:p text:style-name="P47">-<text:span text:style-name="T72">capacitar as equipes a trabalharem juntas </text:span></text:p>
      <text:p text:style-name="P47">-<text:span text:style-name="T73">SCRUM tem 3 artefatos: </text:span></text:p>
      <text:p text:style-name="P48">1-backlog: lista principal de tarefas que as equipes precisam executar </text:p>
      <text:p text:style-name="P48">2-<text:span text:style-name="T74">Sprint: é a unidade de tarefas a serem realizados dentro deste pacote, sendo do backlog OU não </text:span></text:p>
      <text:p text:style-name="P49">3-<text:span text:style-name="T76">Incremento: </text:span><text:span text:style-name="T75">é o produto final que se obtém de um sprint </text:span></text:p>
      <text:p text:style-name="P49"/>
      <text:p text:style-name="P50">KANBAN </text:p>
      <text:p text:style-name="P50">-<text:span text:style-name="T77">é voltada para o desenvolvimento de atividades de longo prazo. </text:span></text:p>
      <text:p text:style-name="P51">-<text:span text:style-name="T78">Kanban é incremental, mas não iterativo </text:span></text:p>
      <text:p text:style-name="P50">-<text:span text:style-name="T77">usa cartões para representar os estados das atividades de processo, </text:span><text:span text:style-name="T79">estes cartões servem para <text:tab/>acompanhar as fases de <text:s/>um processo e verificar quem são os responsáveis por ela</text:span></text:p>
      <text:p text:style-name="P50">-<text:span text:style-name="T80">cartões: </text:span></text:p>
      <text:p text:style-name="P52">1-<text:span text:style-name="T81">a fazer (to-do): taregas que devem ser feitas </text:span></text:p>
      <text:p text:style-name="P53">2-<text:span text:style-name="T82">em progresso (in progress): estão as tarefas em andamento e seus respectivos responsáveis </text:span></text:p>
      <text:p text:style-name="P54">3-<text:span text:style-name="T83">em revisão: (in review): após o progress, é a fase de testes e revisão </text:span></text:p>
      <text:p text:style-name="P55">4-feito (done): contém as tarefas concluídas</text:p>
      <text:p text:style-name="P55"/>
      <text:p text:style-name="P57">FDD </text:p>
      <text:p text:style-name="P55">-<text:span text:style-name="T84">feature driven development (desenvolvimento orientado a funcionalidades), é uma metodologia <text:tab/>voltada para o desenvolvimento de componentes, de recursos específicos que atendam as <text:tab/>necessidades do cliente.</text:span> </text:p>
      <text:p text:style-name="P55"/>
      <text:p text:style-name="P55"/>
      <text:p text:style-name="P56"><text:soft-page-break/>METODOLOGIA ÁGIL NA PRÁTICA</text:p>
      <text:p text:style-name="P58">METODOLOGIA ÁGIL APLICADA AOS NEGÓCIOS </text:p>
      <text:p text:style-name="P58">-<text:span text:style-name="T85">ajuda a gerenciar processos </text:span></text:p>
      <text:p text:style-name="P58">-<text:span text:style-name="T86">ajuda no contexto organizacional da empresa, planejamento e tomadas de decisão </text:span></text:p>
      <text:p text:style-name="P58"/>
      <text:p text:style-name="P59">MÉTRICAS DA METODOLOGIA ÁGIL </text:p>
      <text:p text:style-name="P59">-<text:span text:style-name="T87">ajudam a realizar uma avaliação de como os projetos são trabalhados na prática </text:span></text:p>
      <text:p text:style-name="P59">-<text:span text:style-name="T87">São as métricas: </text:span></text:p>
      <text:p text:style-name="P60">1-<text:span text:style-name="T88">burndown do sprint: gráfico que ajuda a rastrear o progresso feito nas tarefas durante um sprint </text:span></text:p>
      <text:p text:style-name="P61">2-velocidade: quantidade de trabalho realizada durante período fixo de tempo</text:p>
      <text:p text:style-name="P61">3-<text:span text:style-name="T89">diagrama de fluxo cumulativo: possibilita medir o trabalho atual em andamento da sua equipe</text:span></text:p>
      <text:p text:style-name="P62">4-<text:span text:style-name="T90">lead time: é o timeline das entregas de um item, desde o backlog, até enviar ao cliente </text:span></text:p>
      <text:p text:style-name="P63">5-tempo de ciclo: subconjunto do leadtime dedicado a um único item de trabalho </text:p>
      <text:p text:style-name="P63">6-<text:span text:style-name="T91">taxa de transferência: quantos itens foram executados em um determinado período de tempo </text:span></text:p>
      <text:p text:style-name="P64">7-<text:span text:style-name="T92">defeitos escapados: defeitos que passaram pela produção e inspeção </text:span></text:p>
      <text:p text:style-name="P65">8-<text:span text:style-name="T93">implantações com falha: </text:span><text:span text:style-name="T94">mede quantidade de implantações com falhas e consequentemente, <text:tab/>avaliar a confiabilidade do processo de produção</text:span></text:p>
      <text:p text:style-name="P66">9-net promoter score: indicador de 0 a 10 de satisfação do cliente, e da probabilidade dele indicar <text:tab/>produtos ou serviços da organização para alguém.</text:p>
      <text:p text:style-name="P66"/>
      <text:p text:style-name="P66"/>
      <text:p text:style-name="P66">--<text:span text:style-name="T95">----------------------------------------------------------------------------------------------------------------------</text:span></text:p>
      <text:p text:style-name="P66"/>
      <text:p text:style-name="P66"/>
      <text:p text:style-name="P67">TEMA <text:span text:style-name="T95">2</text:span></text:p>
      <text:p text:style-name="P67">MÓDULO <text:span text:style-name="T95">1</text:span></text:p>
      <text:p text:style-name="P50"/>
      <text:p text:style-name="P50"/>
      <text:p text:style-name="P49"/>
      <text:p text:style-name="P49"/>
      <text:p text:style-name="P46"/>
      <text:p text:style-name="P37"/>
      <text:p text:style-name="P35"/>
      <text:p text:style-name="P35"/>
      <text:p text:style-name="P32"/>
      <text:p text:style-name="P31"/>
      <text:p text:style-name="P21"/>
      <text:p text:style-name="P20"/>
      <text:p text:style-name="P20"/>
      <text:p text:style-name="P16"/>
      <text:p text:style-name="P16"/>
      <text:p text:style-name="P12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12:09.086000000</meta:creation-date>
    <dc:date>2024-11-29T17:28:03.298000000</dc:date>
    <meta:editing-duration>PT5H21M53S</meta:editing-duration>
    <meta:editing-cycles>141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47" meta:word-count="1492" meta:character-count="10715" meta:non-whitespace-character-count="9221"/>
  </office:meta>
</office:document-meta>
</file>